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2a1b" officeooo:paragraph-rsid="00042a1b"/>
    </style:style>
    <style:style style:name="P2" style:family="paragraph" style:parent-style-name="Standard">
      <style:text-properties officeooo:rsid="00058a63" officeooo:paragraph-rsid="00058a63"/>
    </style:style>
    <style:style style:name="P3" style:family="paragraph" style:parent-style-name="Standard">
      <style:text-properties officeooo:rsid="00058a63" officeooo:paragraph-rsid="00067022"/>
    </style:style>
    <style:style style:name="P4" style:family="paragraph" style:parent-style-name="Standard">
      <style:text-properties officeooo:rsid="00067022" officeooo:paragraph-rsid="00067022"/>
    </style:style>
    <style:style style:name="P5" style:family="paragraph" style:parent-style-name="Standard">
      <style:text-properties officeooo:rsid="0007fd2d" officeooo:paragraph-rsid="0007fd2d"/>
    </style:style>
    <style:style style:name="P6" style:family="paragraph" style:parent-style-name="Standard">
      <style:text-properties officeooo:rsid="00095936" officeooo:paragraph-rsid="00095936"/>
    </style:style>
    <style:style style:name="P7" style:family="paragraph" style:parent-style-name="Standard">
      <style:text-properties officeooo:rsid="00098be2" officeooo:paragraph-rsid="00098be2"/>
    </style:style>
    <style:style style:name="P8" style:family="paragraph" style:parent-style-name="Standard">
      <style:text-properties officeooo:rsid="000cf468" officeooo:paragraph-rsid="000cf468"/>
    </style:style>
    <style:style style:name="P9" style:family="paragraph" style:parent-style-name="Standard">
      <style:text-properties officeooo:rsid="000cf468" officeooo:paragraph-rsid="000e737a"/>
    </style:style>
    <style:style style:name="P10" style:family="paragraph" style:parent-style-name="Standard">
      <style:text-properties officeooo:rsid="000e737a" officeooo:paragraph-rsid="000e737a"/>
    </style:style>
    <style:style style:name="T1" style:family="text">
      <style:text-properties officeooo:rsid="00067022"/>
    </style:style>
    <style:style style:name="T2" style:family="text">
      <style:text-properties officeooo:rsid="000e7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20:55:46.753 [main] INFO <text:s/>org.terrier.applications.TrecTerrier - Collection statistics:</text:p>
      <text:p text:style-name="P1">20:55:46.813 [main] INFO <text:s/>org.terrier.applications.TrecTerrier - number of indexed documents: 807775</text:p>
      <text:p text:style-name="P1">20:55:46.813 [main] INFO <text:s/>org.terrier.applications.TrecTerrier - size of vocabulary: 2043788</text:p>
      <text:p text:style-name="P1">20:55:46.814 [main] INFO <text:s/>org.terrier.applications.TrecTerrier - number of tokens: 572916194</text:p>
      <text:p text:style-name="P1">20:55:46.814 [main] INFO <text:s/>org.terrier.applications.TrecTerrier - number of pointers: 177737957</text:p>
      <text:p text:style-name="P1">Time elapsed: 0.185 seconds.</text:p>
      <text:p text:style-name="P1"/>
      <text:p text:style-name="P1"/>
      <text:p text:style-name="P2">BM25 HP04 = 0.1897</text:p>
      <text:p text:style-name="P2">BM25 NP04 = 0.4230</text:p>
      <text:p text:style-name="P2">BM25 TD04 = 0.0514</text:p>
      <text:p text:style-name="P5">average = 0.2214</text:p>
      <text:p text:style-name="P2"/>
      <text:p text:style-name="P2">TF-IDF HP04 = 0.1912</text:p>
      <text:p text:style-name="P3">TF-IDF NP04 = <text:span text:style-name="T1">0.4238</text:span></text:p>
      <text:p text:style-name="P4">TF-IDF TD04 = 0.0512</text:p>
      <text:p text:style-name="P5">average = 0.2221</text:p>
      <text:p text:style-name="P4"/>
      <text:p text:style-name="P4">PL2 HP04 = 0.2433</text:p>
      <text:p text:style-name="P4">PL2 NP04 = <text:bookmark-start text:name="__DdeLink__272_711601469"/>0.4069<text:bookmark-end text:name="__DdeLink__272_711601469"/></text:p>
      <text:p text:style-name="P4">PL2 TD04 = <text:bookmark-start text:name="__DdeLink__274_711601469"/>0.0784<text:bookmark-end text:name="__DdeLink__274_711601469"/></text:p>
      <text:p text:style-name="P5">average = 0.2429</text:p>
      <text:p text:style-name="P5"/>
      <text:p text:style-name="P6"><text:bookmark-start text:name="__DdeLink__264_711601469"/>My TF-IDF:</text:p>
      <text:p text:style-name="P6"><text:bookmark-start text:name="__DdeLink__256_711601469"/>HP04 = <text:s/>0.0066</text:p>
      <text:p text:style-name="P6">NP04 = 0.0125</text:p>
      <text:p text:style-name="P7"><text:bookmark-start text:name="__DdeLink__258_711601469"/>TD04<text:bookmark-end text:name="__DdeLink__258_711601469"/> = <text:s/>0.0070</text:p>
      <text:p text:style-name="P7">average <text:s/>= 0.0087<text:bookmark-end text:name="__DdeLink__264_711601469"/><text:bookmark-end text:name="__DdeLink__256_711601469"/></text:p>
      <text:p text:style-name="P4"/>
      <text:p text:style-name="P5">PL2 is best.</text:p>
      <text:p text:style-name="P5"/>
      <text:p text:style-name="P5"/>
      <text:p text:style-name="P8">Query expansion <text:span text:style-name="T2">PL2</text:span></text:p>
      <text:p text:style-name="P10">HP04 = 0.2423</text:p>
      <text:p text:style-name="P10">NP04 = <text:bookmark-start text:name="__DdeLink__267_711601469"/>0.4442<text:bookmark-end text:name="__DdeLink__267_711601469"/></text:p>
      <text:p text:style-name="P9">TD04 = <text:bookmark-start text:name="__DdeLink__300_711601469"/><text:bookmark-start text:name="__DdeLink__269_711601469"/>0.0671<text:bookmark-end text:name="__DdeLink__300_711601469"/><text:bookmark-end text:name="__DdeLink__269_711601469"/>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6:46.370103525</meta:creation-date>
    <meta:editing-duration>PT1M30S</meta:editing-duration>
    <meta:editing-cycles>2</meta:editing-cycles>
    <meta:generator>LibreOffice/5.1.6.2$Linux_X86_64 LibreOffice_project/10m0$Build-2</meta:generator>
    <dc:date>2018-02-19T16:25:48.545769029</dc:date>
    <meta:document-statistic meta:table-count="0" meta:image-count="0" meta:object-count="0" meta:page-count="1" meta:paragraph-count="29" meta:word-count="123" meta:character-count="846" meta:non-whitespace-character-count="744"/>
  </office:meta>
</office:document-meta>
</file>